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row table:style-name="ro1">
          <table:table-cell table:style-name="Default" office:value-type="string">
            <text:p>Daempfung [A]</text:p>
          </table:table-cell>
          <table:table-cell table:style-name="Default" office:value-type="float" office:value="0.4">
            <text:p>0,4</text:p>
          </table:table-cell>
          <table:table-cell table:style-name="Default"/>
        </table:table-row>
        <table:table-row table:style-name="ro2">
          <table:table-cell table:style-name="Default" office:value-type="string">
            <text:p>Anregung</text:p>
          </table:table-cell>
          <table:table-cell table:style-name="Default"/>
          <table:table-cell table:style-name="Default" office:value-type="string">
            <text:p>Amplitude</text:p>
          </table:table-cell>
        </table:table-row>
        <table:table-row table:style-name="ro2">
          <table:table-cell table:style-name="Default" office:value-type="string">
            <text:p>Spannung</text:p>
          </table:table-cell>
          <table:table-cell table:style-name="Default" office:value-type="string">
            <text:p>Frequenz</text:p>
          </table:table-cell>
          <table:table-cell table:style-name="Default"/>
        </table:table-row>
        <table:table-row table:style-name="ro2">
          <table:table-cell office:value-type="float" office:value="15.92">
            <text:p>15,92000</text:p>
          </table:table-cell>
          <table:table-cell table:formula="of:=193/3000 * ([.A4]-7) + 0.432" office:value-type="float" office:value="1.00585333333333">
            <text:p>1,00585</text:p>
          </table:table-cell>
          <table:table-cell office:value-type="float" office:value="0.2">
            <text:p>0,20000</text:p>
          </table:table-cell>
        </table:table-row>
        <table:table-row table:style-name="ro2">
          <table:table-cell office:value-type="float" office:value="13.49">
            <text:p>13,49000</text:p>
          </table:table-cell>
          <table:table-cell table:formula="of:=193/3000 * ([.A5]-7) + 0.432" office:value-type="float" office:value="0.849523333333333">
            <text:p>0,84952</text:p>
          </table:table-cell>
          <table:table-cell office:value-type="float" office:value="0.3">
            <text:p>0,30000</text:p>
          </table:table-cell>
        </table:table-row>
        <table:table-row table:style-name="ro2">
          <table:table-cell office:value-type="float" office:value="11.47">
            <text:p>11,47000</text:p>
          </table:table-cell>
          <table:table-cell table:formula="of:=193/3000 * ([.A6]-7) + 0.432" office:value-type="float" office:value="0.71957">
            <text:p>0,71957</text:p>
          </table:table-cell>
          <table:table-cell office:value-type="float" office:value="0.5">
            <text:p>0,50000</text:p>
          </table:table-cell>
        </table:table-row>
        <table:table-row table:style-name="ro2">
          <table:table-cell office:value-type="float" office:value="9.99">
            <text:p>9,99000</text:p>
          </table:table-cell>
          <table:table-cell table:formula="of:=193/3000 * ([.A7]-7) + 0.432" office:value-type="float" office:value="0.624356666666667">
            <text:p>0,62436</text:p>
          </table:table-cell>
          <table:table-cell office:value-type="float" office:value="0.9">
            <text:p>0,90000</text:p>
          </table:table-cell>
        </table:table-row>
        <table:table-row table:style-name="ro2">
          <table:table-cell office:value-type="float" office:value="9.26">
            <text:p>9,26000</text:p>
          </table:table-cell>
          <table:table-cell table:formula="of:=193/3000 * ([.A8]-7) + 0.432" office:value-type="float" office:value="0.577393333333333">
            <text:p>0,57739</text:p>
          </table:table-cell>
          <table:table-cell office:value-type="float" office:value="1.55">
            <text:p>1,55000</text:p>
          </table:table-cell>
        </table:table-row>
        <table:table-row table:style-name="ro2">
          <table:table-cell office:value-type="float" office:value="8.75">
            <text:p>8,75000</text:p>
          </table:table-cell>
          <table:table-cell table:formula="of:=193/3000 * ([.A9]-7) + 0.432" office:value-type="float" office:value="0.544583333333333">
            <text:p>0,54458</text:p>
          </table:table-cell>
          <table:table-cell office:value-type="float" office:value="2.7">
            <text:p>2,70000</text:p>
          </table:table-cell>
        </table:table-row>
        <table:table-row table:style-name="ro2">
          <table:table-cell office:value-type="float" office:value="8.48">
            <text:p>8,48000</text:p>
          </table:table-cell>
          <table:table-cell table:formula="of:=193/3000 * ([.A10]-7) + 0.432" office:value-type="float" office:value="0.527213333333333">
            <text:p>0,52721</text:p>
          </table:table-cell>
          <table:table-cell office:value-type="float" office:value="3.8">
            <text:p>3,80000</text:p>
          </table:table-cell>
        </table:table-row>
        <table:table-row table:style-name="ro2">
          <table:table-cell office:value-type="float" office:value="8.37">
            <text:p>8,37000</text:p>
          </table:table-cell>
          <table:table-cell table:formula="of:=193/3000 * ([.A11]-7) + 0.432" office:value-type="float" office:value="0.520136666666667">
            <text:p>0,52014</text:p>
          </table:table-cell>
          <table:table-cell office:value-type="float" office:value="4.3">
            <text:p>4,30000</text:p>
          </table:table-cell>
        </table:table-row>
        <table:table-row table:style-name="ro2">
          <table:table-cell office:value-type="float" office:value="8.34">
            <text:p>8,34000</text:p>
          </table:table-cell>
          <table:table-cell table:formula="of:=193/3000 * ([.A12]-7) + 0.432" office:value-type="float" office:value="0.518206666666667">
            <text:p>0,51821</text:p>
          </table:table-cell>
          <table:table-cell office:value-type="float" office:value="4.3">
            <text:p>4,30000</text:p>
          </table:table-cell>
        </table:table-row>
        <table:table-row table:style-name="ro2">
          <table:table-cell office:value-type="float" office:value="8.2">
            <text:p>8,20000</text:p>
          </table:table-cell>
          <table:table-cell table:formula="of:=193/3000 * ([.A13]-7) + 0.432" office:value-type="float" office:value="0.5092">
            <text:p>0,50920</text:p>
          </table:table-cell>
          <table:table-cell office:value-type="float" office:value="4.5">
            <text:p>4,50000</text:p>
          </table:table-cell>
        </table:table-row>
        <table:table-row table:style-name="ro2">
          <table:table-cell office:value-type="float" office:value="8.1">
            <text:p>8,10000</text:p>
          </table:table-cell>
          <table:table-cell table:formula="of:=193/3000 * ([.A14]-7) + 0.432" office:value-type="float" office:value="0.502766666666667">
            <text:p>0,50277</text:p>
          </table:table-cell>
          <table:table-cell office:value-type="float" office:value="4.3">
            <text:p>4,30000</text:p>
          </table:table-cell>
        </table:table-row>
        <table:table-row table:style-name="ro2">
          <table:table-cell office:value-type="float" office:value="7.39">
            <text:p>7,39000</text:p>
          </table:table-cell>
          <table:table-cell table:formula="of:=193/3000 * ([.A15]-7) + 0.432" office:value-type="float" office:value="0.45709">
            <text:p>0,45709</text:p>
          </table:table-cell>
          <table:table-cell office:value-type="float" office:value="2.1">
            <text:p>2,10000</text:p>
          </table:table-cell>
        </table:table-row>
        <table:table-row table:style-name="ro2">
          <table:table-cell office:value-type="float" office:value="7.72">
            <text:p>7,72000</text:p>
          </table:table-cell>
          <table:table-cell table:formula="of:=193/3000 * ([.A16]-7) + 0.432" office:value-type="float" office:value="0.47832">
            <text:p>0,47832</text:p>
          </table:table-cell>
          <table:table-cell office:value-type="float" office:value="2.9">
            <text:p>2,90000</text:p>
          </table:table-cell>
        </table:table-row>
        <table:table-row table:style-name="ro2">
          <table:table-cell office:value-type="float" office:value="6.99">
            <text:p>6,99000</text:p>
          </table:table-cell>
          <table:table-cell table:formula="of:=193/3000 * ([.A17]-7) + 0.432" office:value-type="float" office:value="0.431356666666667">
            <text:p>0,43136</text:p>
          </table:table-cell>
          <table:table-cell office:value-type="float" office:value="1.5">
            <text:p>1,50000</text:p>
          </table:table-cell>
        </table:table-row>
        <table:table-row table:style-name="ro2">
          <table:table-cell office:value-type="float" office:value="6.56">
            <text:p>6,56000</text:p>
          </table:table-cell>
          <table:table-cell table:formula="of:=193/3000 * ([.A18]-7) + 0.432" office:value-type="float" office:value="0.403693333333333">
            <text:p>0,40369</text:p>
          </table:table-cell>
          <table:table-cell office:value-type="float" office:value="1.2">
            <text:p>1,20000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Default" office:value-type="string">
            <text:p>Daempfung [A]</text:p>
          </table:table-cell>
          <table:table-cell table:style-name="Default" office:value-type="float" office:value="0.2">
            <text:p>0,2</text:p>
          </table:table-cell>
          <table:table-cell table:style-name="Default"/>
        </table:table-row>
        <table:table-row table:style-name="ro2">
          <table:table-cell table:style-name="Default" office:value-type="string">
            <text:p>Anregung</text:p>
          </table:table-cell>
          <table:table-cell table:style-name="Default"/>
          <table:table-cell table:style-name="Default" office:value-type="string">
            <text:p>Amplitude</text:p>
          </table:table-cell>
        </table:table-row>
        <table:table-row table:style-name="ro2">
          <table:table-cell table:style-name="Default" office:value-type="string">
            <text:p>Spannung</text:p>
          </table:table-cell>
          <table:table-cell table:style-name="Default" office:value-type="string">
            <text:p>Frequenz</text:p>
          </table:table-cell>
          <table:table-cell table:style-name="Default"/>
        </table:table-row>
        <table:table-row table:style-name="ro2">
          <table:table-cell office:value-type="float" office:value="6.53">
            <text:p>6,53000</text:p>
          </table:table-cell>
          <table:table-cell table:formula="of:=193/3000*([.A23]-7)+0.432" office:value-type="float" office:value="0.401763333333333">
            <text:p>0,40176</text:p>
          </table:table-cell>
          <table:table-cell office:value-type="float" office:value="1.25">
            <text:p>1,25000</text:p>
          </table:table-cell>
        </table:table-row>
        <table:table-row table:style-name="ro2">
          <table:table-cell office:value-type="float" office:value="7.56">
            <text:p>7,56000</text:p>
          </table:table-cell>
          <table:table-cell table:formula="of:=193/3000*([.A24]-7)+0.432" office:value-type="float" office:value="0.468026666666667">
            <text:p>0,46803</text:p>
          </table:table-cell>
          <table:table-cell office:value-type="float" office:value="2.85">
            <text:p>2,85000</text:p>
          </table:table-cell>
        </table:table-row>
        <table:table-row table:style-name="ro2">
          <table:table-cell office:value-type="float" office:value="7.8">
            <text:p>7,80000</text:p>
          </table:table-cell>
          <table:table-cell table:formula="of:=193/3000*([.A25]-7)+0.432" office:value-type="float" office:value="0.483466666666667">
            <text:p>0,48347</text:p>
          </table:table-cell>
          <table:table-cell office:value-type="float" office:value="4.1">
            <text:p>4,10000</text:p>
          </table:table-cell>
        </table:table-row>
        <table:table-row table:style-name="ro2">
          <table:table-cell office:value-type="float" office:value="8">
            <text:p>8,00000</text:p>
          </table:table-cell>
          <table:table-cell table:formula="of:=193/3000*([.A26]-7)+0.432" office:value-type="float" office:value="0.496333333333333">
            <text:p>0,49633</text:p>
          </table:table-cell>
          <table:table-cell office:value-type="float" office:value="5.9">
            <text:p>5,90000</text:p>
          </table:table-cell>
        </table:table-row>
        <table:table-row table:style-name="ro2">
          <table:table-cell office:value-type="float" office:value="8.1">
            <text:p>8,10000</text:p>
          </table:table-cell>
          <table:table-cell table:formula="of:=193/3000*([.A27]-7)+0.432" office:value-type="float" office:value="0.502766666666667">
            <text:p>0,50277</text:p>
          </table:table-cell>
          <table:table-cell office:value-type="float" office:value="8.4">
            <text:p>8,40000</text:p>
          </table:table-cell>
        </table:table-row>
        <table:table-row table:style-name="ro2">
          <table:table-cell office:value-type="float" office:value="8.16">
            <text:p>8,16000</text:p>
          </table:table-cell>
          <table:table-cell table:formula="of:=193/3000*([.A28]-7)+0.432" office:value-type="float" office:value="0.506626666666667">
            <text:p>0,50663</text:p>
          </table:table-cell>
          <table:table-cell office:value-type="float" office:value="10.2">
            <text:p>10,20000</text:p>
          </table:table-cell>
        </table:table-row>
        <table:table-row table:style-name="ro2">
          <table:table-cell office:value-type="float" office:value="8.28">
            <text:p>8,28000</text:p>
          </table:table-cell>
          <table:table-cell table:formula="of:=193/3000*([.A29]-7)+0.432" office:value-type="float" office:value="0.514346666666667">
            <text:p>0,51435</text:p>
          </table:table-cell>
          <table:table-cell office:value-type="float" office:value="13.6">
            <text:p>13,60000</text:p>
          </table:table-cell>
        </table:table-row>
        <table:table-row table:style-name="ro2">
          <table:table-cell office:value-type="float" office:value="8.33">
            <text:p>8,33000</text:p>
          </table:table-cell>
          <table:table-cell table:formula="of:=193/3000*([.A30]-7)+0.432" office:value-type="float" office:value="0.517563333333333">
            <text:p>0,51756</text:p>
          </table:table-cell>
          <table:table-cell office:value-type="float" office:value="14.5">
            <text:p>14,50000</text:p>
          </table:table-cell>
        </table:table-row>
        <table:table-row table:style-name="ro2">
          <table:table-cell office:value-type="float" office:value="8.55">
            <text:p>8,55000</text:p>
          </table:table-cell>
          <table:table-cell table:formula="of:=193/3000*([.A31]-7)+0.432" office:value-type="float" office:value="0.531716666666667">
            <text:p>0,53172</text:p>
          </table:table-cell>
          <table:table-cell office:value-type="float" office:value="5.8">
            <text:p>5,80000</text:p>
          </table:table-cell>
        </table:table-row>
        <table:table-row table:style-name="ro2">
          <table:table-cell office:value-type="float" office:value="8.74">
            <text:p>8,74000</text:p>
          </table:table-cell>
          <table:table-cell table:formula="of:=193/3000*([.A32]-7)+0.432" office:value-type="float" office:value="0.54394">
            <text:p>0,54394</text:p>
          </table:table-cell>
          <table:table-cell office:value-type="float" office:value="4.1">
            <text:p>4,10000</text:p>
          </table:table-cell>
        </table:table-row>
        <table:table-row table:style-name="ro2">
          <table:table-cell office:value-type="float" office:value="9.15">
            <text:p>9,15000</text:p>
          </table:table-cell>
          <table:table-cell table:formula="of:=193/3000*([.A33]-7)+0.432" office:value-type="float" office:value="0.570316666666667">
            <text:p>0,57032</text:p>
          </table:table-cell>
          <table:table-cell office:value-type="float" office:value="1.9">
            <text:p>1,90000</text:p>
          </table:table-cell>
        </table:table-row>
        <table:table-row table:style-name="ro2">
          <table:table-cell office:value-type="float" office:value="9.58">
            <text:p>9,58000</text:p>
          </table:table-cell>
          <table:table-cell table:formula="of:=193/3000*([.A34]-7)+0.432" office:value-type="float" office:value="0.59798">
            <text:p>0,59798</text:p>
          </table:table-cell>
          <table:table-cell office:value-type="float" office:value="1.3">
            <text:p>1,30000</text:p>
          </table:table-cell>
        </table:table-row>
        <table:table-row table:style-name="ro2">
          <table:table-cell office:value-type="float" office:value="8.99">
            <text:p>8,99000</text:p>
          </table:table-cell>
          <table:table-cell table:formula="of:=193/3000*([.A35]-7)+0.432" office:value-type="float" office:value="0.560023333333333">
            <text:p>0,56002</text:p>
          </table:table-cell>
          <table:table-cell office:value-type="float" office:value="2.5">
            <text:p>2,500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.12.2009</text:date>, <text:time>17:4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2-10T17:41:19</meta:creation-date>
    <dc:date>2009-12-10T17:49:43</dc:date>
    <dc:creator>michael kopp</dc:creator>
    <meta:editing-duration>PT00H08M24S</meta:editing-duration>
    <meta:editing-cycles>2</meta:editing-cycles>
    <meta:generator>OpenOffice.org/3.1$Unix OpenOffice.org_project/310m19$Build-9420</meta:generator>
    <meta:document-statistic meta:table-count="3" meta:cell-count="96" meta:object-count="0"/>
  </office:meta>
</office:document-meta>
</file>